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nonzero"/>
    </style:style>
    <style:style style:name="gr3" style:family="graphic">
      <style:graphic-properties draw:fill="solid" draw:fill-color="#0099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fff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4311" draw:layer="" svg:width="150.01920000000pt" svg:height="82.62712000000pt" svg:x="0.00027117729pt" svg:y="8.05084720000pt"/>
          <draw:rect draw:style-name="gr3" draw:id="shape3" draw:name="rect631" draw:layer="" svg:width="150.03110400000pt" svg:height="19.97821680000pt" svg:x="0.00000000000pt" svg:y="80.02179200000pt"/>
          <draw:rect draw:style-name="gr3" draw:id="shape4" draw:name="rect644" draw:layer="" svg:width="150.01938400000pt" svg:height="20.00013280000pt"/>
          <draw:rect draw:style-name="gr4" draw:id="shape5" draw:name="rect653" draw:layer="" svg:width="150.02277600000pt" svg:height="39.93548880000pt" svg:x="0.00000000000pt" svg:y="29.95936880000pt"/>
          <draw:path draw:style-name="gr5" draw:id="shape6" draw:name="path205" draw:layer="" svg:width="41.74419070500pt" svg:height="36.89472059694pt" svg:x="52.28418000000pt" svg:y="31.71646080000pt" svg:viewBox="0 0 42 37" svg:d="M33.8573 36.8105L20.9262 28.2394L8.05836 36.8947L12.8442 22.8293L0 14.1438L15.8906 14.0228L20.8193 0L25.8536 13.9905L41.7442 14.009L28.9659 22.7762L33.8573 36.8106Z" koffice:nodeTypes="c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2:56</dc:date>
    <meta:creation-date>2011-05-22T06:10:50</meta:creation-date>
    <dc:creator>Yue Liu</dc:creator>
  </office:meta>
</office:document-meta>
</file>